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lbany1" svg:font-family="Albany, sans-serif"/>
    <style:font-face style:name="Arial Unicode MS1" svg:font-family="'Arial Unicode MS'"/>
    <style:font-face style:name="Arial" svg:font-family="Arial, sans-serif"/>
    <style:font-face style:name="Courier New" svg:font-family="'Courier New', monospace"/>
    <style:font-face style:name="HG Mincho Light J1" svg:font-family="'HG Mincho Light J'"/>
    <style:font-face style:name="StarSymbol" svg:font-family="StarSymbol"/>
    <style:font-face style:name="Tahoma1" svg:font-family="Tahoma"/>
    <style:font-face style:name="Courier New1"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_20_1" style:master-page-name="HTML">
      <style:paragraph-properties style:page-number="auto"/>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T1" style:family="text">
      <style:text-properties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ffice:annotation><dc:date>2008-05-22T00:00:00</dc:date><text:p>HTML: &lt;META NAME="CHANGEDBY" CONTENT="Carlos Pascual-Izarra"&gt;</text:p></office:annotation><office:annotation><dc:date>2008-05-22T00:00:00</dc:date><text:p>HTML: &lt;META NAME="CHANGEDBY" CONTENT="Carlos Pascual-Izarra"&gt;</text:p></office:annotation>PAScual User Manual</text:h>
      <text:p text:style-name="Text_20_body"/>
      <text:p text:style-name="Text_20_body">Author: Carlos Pascual-Izarra</text:p>
      <text:p text:style-name="Text_20_body">Last modified in <text:date style:data-style-name="N37" text:date-value="2008-05-22T15:28:11.57">22/05/08</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table-of-content-entry-template>
          <text:table-of-content-entry-template text:outline-level="3" text:style-name="Contents_20_3">
            <text:index-entry-chapter/>
            <text:index-entry-link-start text:style-name="Internet_20_link"/>
            <text:index-entry-text/>
            <text:index-entry-link-end/>
          </text:table-of-content-entry-template>
          <text:table-of-content-entry-template text:outline-level="4" text:style-name="Contents_20_4">
            <text:index-entry-chapter/>
            <text:index-entry-link-start text:style-name="Internet_20_link"/>
            <text:index-entry-text/>
            <text:index-entry-link-end/>
          </text:table-of-content-entry-template>
          <text:table-of-content-entry-template text:outline-level="5" text:style-name="Contents_20_5">
            <text:index-entry-chapter/>
            <text:index-entry-link-start text:style-name="Internet_20_link"/>
            <text:index-entry-text/>
            <text:index-entry-link-end/>
          </text:table-of-content-entry-template>
          <text:table-of-content-entry-template text:outline-level="6" text:style-name="Contents_20_6">
            <text:index-entry-chapter/>
            <text:index-entry-link-start text:style-name="Internet_20_link"/>
            <text:index-entry-text/>
            <text:index-entry-link-end/>
          </text:table-of-content-entry-template>
          <text:table-of-content-entry-template text:outline-level="7" text:style-name="Contents_20_7">
            <text:index-entry-chapter/>
            <text:index-entry-link-start text:style-name="Internet_20_link"/>
            <text:index-entry-text/>
            <text:index-entry-link-end/>
          </text:table-of-content-entry-template>
          <text:table-of-content-entry-template text:outline-level="8" text:style-name="Contents_20_8">
            <text:index-entry-chapter/>
            <text:index-entry-link-start text:style-name="Internet_20_link"/>
            <text:index-entry-text/>
            <text:index-entry-link-end/>
          </text:table-of-content-entry-template>
          <text:table-of-content-entry-template text:outline-level="9" text:style-name="Contents_20_9">
            <text:index-entry-chapter/>
            <text:index-entry-link-start text:style-name="Internet_20_link"/>
            <text:index-entry-text/>
            <text:index-entry-link-end/>
          </text:table-of-content-entry-template>
          <text:table-of-content-entry-template text:outline-level="10" text:style-name="Contents_20_10">
            <text:index-entry-chapter/>
            <text:index-entry-link-start text:style-name="Internet_20_link"/>
            <text:index-entry-text/>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1.PAScual User Manual|outline" text:style-name="Internet_20_link" text:visited-style-name="Internet_20_link">PAScual User Manual</text:a></text:p>
          <text:p text:style-name="P4"><text:a xlink:type="simple" xlink:href="#1.2.Introduction|outline" text:style-name="Internet_20_link" text:visited-style-name="Internet_20_link">Introduction</text:a></text:p>
          <text:p text:style-name="P4"><text:a xlink:type="simple" xlink:href="#1.3.Installation|outline" text:style-name="Internet_20_link" text:visited-style-name="Internet_20_link">Installation</text:a></text:p>
          <text:p text:style-name="P5"><text:a xlink:type="simple" xlink:href="#1.3.1.Prerequisites |outline" text:style-name="Internet_20_link" text:visited-style-name="Internet_20_link">Prerequisites </text:a></text:p>
          <text:p text:style-name="P5"><text:a xlink:type="simple" xlink:href="#1.3.2.Specific installation instructions for the different operative Systems:|outline" text:style-name="Internet_20_link" text:visited-style-name="Internet_20_link">Specific installation instructions for the different operative Systems:</text:a></text:p>
          <text:p text:style-name="P5"><text:a xlink:type="simple" xlink:href="#1.3.3.For Windows:|outline" text:style-name="Internet_20_link" text:visited-style-name="Internet_20_link">For Windows:</text:a></text:p>
          <text:p text:style-name="P5"><text:a xlink:type="simple" xlink:href="#1.3.4.For Linux:|outline" text:style-name="Internet_20_link" text:visited-style-name="Internet_20_link">For Linux:</text:a></text:p>
          <text:p text:style-name="P5"><text:a xlink:type="simple" xlink:href="#1.3.5.For Mac:|outline" text:style-name="Internet_20_link" text:visited-style-name="Internet_20_link">For Mac:</text:a></text:p>
          <text:p text:style-name="P4"><text:a xlink:type="simple" xlink:href="#1.4.Basics of the Graphical User Interface|outline" text:style-name="Internet_20_link" text:visited-style-name="Internet_20_link">Basics of the Graphical User Interface</text:a></text:p>
          <text:p text:style-name="P5"><text:a xlink:type="simple" xlink:href="#1.4.1.Quick-and-dirty guide:|outline" text:style-name="Internet_20_link" text:visited-style-name="Internet_20_link">Quick-and-dirty guide:</text:a></text:p>
          <text:p text:style-name="P5"><text:a xlink:type="simple" xlink:href="#1.4.2.The Parameters tab (to be written)|outline" text:style-name="Internet_20_link" text:visited-style-name="Internet_20_link">The Parameters tab (to be written)</text:a></text:p>
          <text:p text:style-name="P5"><text:a xlink:type="simple" xlink:href="#1.4.3.The Fitting tab (to be written)|outline" text:style-name="Internet_20_link" text:visited-style-name="Internet_20_link">The Fitting tab (to be written)</text:a></text:p>
          <text:p text:style-name="P5"><text:a xlink:type="simple" xlink:href="#1.4.4.The Results tab (to be written)|outline" text:style-name="Internet_20_link" text:visited-style-name="Internet_20_link">The Results tab (to be written)</text:a></text:p>
          <text:p text:style-name="P5"><text:a xlink:type="simple" xlink:href="#1.4.5.The Output tab (to be written)|outline" text:style-name="Internet_20_link" text:visited-style-name="Internet_20_link">The Output tab (to be written)</text:a></text:p>
          <text:p text:style-name="P5"><text:a xlink:type="simple" xlink:href="#1.4.6.Loading a spectrum (to be written)|outline" text:style-name="Internet_20_link" text:visited-style-name="Internet_20_link">Loading a spectrum (to be written)</text:a></text:p>
          <text:p text:style-name="P5"><text:a xlink:type="simple" xlink:href="#1.4.7.Simulating a spectrum (to be written)|outline" text:style-name="Internet_20_link" text:visited-style-name="Internet_20_link">Simulating a spectrum (to be written)</text:a></text:p>
          <text:p text:style-name="P5"><text:a xlink:type="simple" xlink:href="#1.4.8.Example 1: fitting a single spectrum. (to be written)|outline" text:style-name="Internet_20_link" text:visited-style-name="Internet_20_link">Example 1: fitting a single spectrum. (to be written)</text:a></text:p>
          <text:p text:style-name="P5"><text:a xlink:type="simple" xlink:href="#1.4.9.Example 2: Fitting a series of related spectra. (to be written)|outline" text:style-name="Internet_20_link" text:visited-style-name="Internet_20_link">Example 2: Fitting a series of related spectra. (to be written)</text:a></text:p>
          <text:p text:style-name="P5"><text:a xlink:type="simple" xlink:href="#1.4.10.Example 3: Use of common parameters. (to be written)|outline" text:style-name="Internet_20_link" text:visited-style-name="Internet_20_link">Example 3: Use of common parameters. (to be written)</text:a></text:p>
          <text:p text:style-name="P4"><text:a xlink:type="simple" xlink:href="#1.5.Advanced: the text mode user interface.|outline" text:style-name="Internet_20_link" text:visited-style-name="Internet_20_link">Advanced: the text mode user interface.</text:a></text:p>
          <text:p text:style-name="P4"><text:a xlink:type="simple" xlink:href="#1.6.The mathematics|outline" text:style-name="Internet_20_link" text:visited-style-name="Internet_20_link">The mathematics</text:a></text:p>
          <text:p text:style-name="P5"><text:a xlink:type="simple" xlink:href="#1.6.1.Model (to be written)|outline" text:style-name="Internet_20_link" text:visited-style-name="Internet_20_link">Model (to be written)</text:a></text:p>
          <text:p text:style-name="P5"><text:a xlink:type="simple" xlink:href="#1.6.2.Local Fitting (to be written)|outline" text:style-name="Internet_20_link" text:visited-style-name="Internet_20_link">Local Fitting (to be written)</text:a></text:p>
          <text:p text:style-name="P5"><text:a xlink:type="simple" xlink:href="#1.6.3.Simulated Annealing (to be written)|outline" text:style-name="Internet_20_link" text:visited-style-name="Internet_20_link">Simulated Annealing (to be written)</text:a></text:p>
          <text:p text:style-name="P5"><text:a xlink:type="simple" xlink:href="#1.6.4.MCMC-BI (to be written)|outline" text:style-name="Internet_20_link" text:visited-style-name="Internet_20_link">MCMC-BI (to be written)</text:a></text:p>
          <text:p text:style-name="P5"><text:a xlink:type="simple" xlink:href="#1.6.5.(Rectangular) Tao-Eldrup (to be written)|outline" text:style-name="Internet_20_link" text:visited-style-name="Internet_20_link">(Rectangular) Tao-Eldrup (to be written)</text:a></text:p>
          <text:p text:style-name="P4"><text:a xlink:type="simple" xlink:href="#1.7.Things still not implemented|outline" text:style-name="Internet_20_link" text:visited-style-name="Internet_20_link">Things still not implemented</text:a></text:p>
        </text:index-body>
      </text:table-of-content>
      <text:h text:style-name="Heading_20_2" text:outline-level="2"/>
      <text:h text:style-name="Heading_20_2" text:outline-level="2">Introduction</text:h>
      <text:p text:style-name="Text_20_body">PAScual is a program for analysing PALS spectra. </text:p>
      <text:p text:style-name="Text_20_body">The analysis is done by fitting the spectra to a model.</text:p>
      <text:p text:style-name="Text_20_body"/>
      <text:p text:style-name="Text_20_body">PAScual is in some ways similar programs like LTv9 or PALSfit, but it has some features that make it unique:</text:p>
      <text:list text:style-name="L5">
        <text:list-item>
          <text:p>It is free / open source software (GPL license). So you can see the code and adapt it to your needs.</text:p>
        </text:list-item>
        <text:list-item>
          <text:p><text:soft-page-break/>It gives options for choosing the fitting method: other programs use only Levemberg-Marquardt algorithms for the fit. PAScual offers a global minimisation algorithm (Simulated annealing) as well.</text:p>
        </text:list-item>
        <text:list-item>
          <text:p>It offers a powerful tool for characterising the uncertainties in the results: The Markov Chain Monte-Carlo Bayesian Inference algorithm.</text:p>
        </text:list-item>
        <text:list-item>
          <text:p>It allows you to set limits to the fitting parameters</text:p>
        </text:list-item>
        <text:list-item>
          <text:p>It has an intuitive and easy Graphical User Interface, but it can also be used in text mode or incorporated as a library into your own program.</text:p>
        </text:list-item>
        <text:list-item>
          <text:p>It is written in Python, so it is multi-platform (runs on Linux, Windows and Mac systems)</text:p>
        </text:list-item>
        <text:list-item>
          <text:p>...and many more as it will be shown in the rest of the manual</text:p>
        </text:list-item>
      </text:list>
      <text:p text:style-name="Text_20_body"/>
      <text:h text:style-name="Heading_20_2" text:outline-level="2">Installation</text:h>
      <text:p text:style-name="Text_20_body">The easiest part of the installation isto install PAScual itself. Simply download the zip file from <text:a xlink:type="simple" xlink:href="http://pascual.sourceforge.net/">http://pascual.sourceforge.net</text:a> and unzip it in any directory you want.</text:p>
      <text:p text:style-name="Text_20_body"/>
      <text:p text:style-name="Text_20_body"><text:span text:style-name="T1">But</text:span> you must have a few things installed first. If you are a Python user, some of them may already be installed in your computer. If not, you will need to install them. These "prerequisites" are listed in the next subsection.</text:p>
      <text:h text:style-name="Heading_20_3" text:outline-level="3">Prerequisites </text:h>
      <text:p text:style-name="Text_20_body">Here is a list of packages that you need installed to use PAScual. All of them are free software that can be freely downloaded..</text:p>
      <text:p text:style-name="Text_20_body">General Installation instructions:</text:p>
      <text:p text:style-name="Text_20_body">For running PAScual you need, at the very least:</text:p>
      <text:list text:style-name="L6">
        <text:list-item>
          <text:p>Python &gt;=2.5</text:p>
        </text:list-item>
        <text:list-item>
          <text:p>Numpy &gt;=1.0.3</text:p>
        </text:list-item>
        <text:list-item>
          <text:p>scipy &gt;=0.5.2</text:p>
        </text:list-item>
      </text:list>
      <text:p text:style-name="Text_20_body"/>
      <text:p text:style-name="Text_20_body">For using the GUI interface (which I bet you want), you need also:</text:p>
      <text:list text:style-name="L7">
        <text:list-item>
          <text:p>Qt &gt;=4.2.3 </text:p>
        </text:list-item>
        <text:list-item>
          <text:p>PyQt &gt;= 4.2.3 </text:p>
        </text:list-item>
        <text:list-item>
          <text:p>pyQwt &gt;=5.0.1 </text:p>
        </text:list-item>
      </text:list>
      <text:p text:style-name="Text_20_body"/>
      <text:p text:style-name="Text_20_body">For getting graphical output in the text mode interface, you need:</text:p>
      <text:list text:style-name="L8">
        <text:list-item>
          <text:p>matplotlib &gt;= 0.90.1</text:p>
        </text:list-item>
      </text:list>
      <text:p text:style-name="Text_20_body"/>
      <text:p text:style-name="Text_20_body">If you work on text mode a lot, Using <text:a xlink:type="simple" xlink:href="http://ipython.scipy.org/moin/FrontPage">IPython</text:a> can be very convenient.</text:p>
      <text:p text:style-name="Text_20_body"/>
      <text:h text:style-name="Heading_20_3" text:outline-level="3"><text:soft-page-break/>Specific installation instructions for the different operative Systems:</text:h>
      <text:h text:style-name="Heading_20_3" text:outline-level="3">For Windows:</text:h>
      <text:p text:style-name="Text_20_body">This is a step-by-step guide that will allow most Windows users to install the required packages for PAScual. It asumes a Windows XP (32 bit) machine. If your computer is different or have different requirements, you may prefer to install a different set of packages (or even compile them yourself from sources). If so, refer to the requisites in the General Installation Instructions.</text:p>
      <text:p text:style-name="Text_20_body"/>
      <text:p text:style-name="Text_20_body">Install the following in the given order:</text:p>
      <text:list text:style-name="L9">
        <text:list-item>
          <text:p><text:a xlink:type="simple" xlink:href="http://www.python.org/ftp/python/2.5.2/python-2.5.2.msi">python-2.5.2.msi</text:a></text:p>
        </text:list-item>
        <text:list-item>
          <text:p><text:a xlink:type="simple" xlink:href="http://prdownloads.sourceforge.net/numpy/numpy-1.0.4.win32-py2.5.msi?use_mirror=internap">numpy-1.0.4.win32-py2.5.msi</text:a> </text:p>
        </text:list-item>
        <text:list-item>
          <text:p><text:a xlink:type="simple" xlink:href="http://prdownloads.sourceforge.net/scipy/scipy-0.6.0.win32-py2.5.exe?download">scipy-0.6.0.win32-py2.5.exe</text:a> </text:p>
        </text:list-item>
        <text:list-item>
          <text:p><text:a xlink:type="simple" xlink:href="http://pascual.sourceforge.net/required/PyQt-Py2.5-gpl-4.3.3-2.exe">PyQt-Py2.5-gpl-4.3.3-2.exe</text:a> (This package includes Qt, PyQt and PyQwt. The newest version in the <text:a xlink:type="simple" xlink:href="http://www.riverbankcomputing.com/software/pyqt/download">PyQt web page</text:a> does not include PyQwt, so I recommend to use this one instead)</text:p>
        </text:list-item>
      </text:list>
      <text:p text:style-name="Text_20_body"/>
      <text:p text:style-name="Text_20_body">If you intend to work in text mode, I recommend you the following too:</text:p>
      <text:list text:style-name="L10">
        <text:list-item>
          <text:p><text:a xlink:type="simple" xlink:href="http://downloads.sourceforge.net/matplotlib/matplotlib-0.91.2.win32-py2.5.exe?modtime=1199628765&amp;big_mirror=0">matplotlib-0.91.2.win32-py2.5.exe</text:a> (Needed only for graphs support in the text interface)</text:p>
        </text:list-item>
      </text:list>
      <text:p text:style-name="Text_20_body">The above packages can be installed using the default options (i.e. "next", "next", "next"...). </text:p>
      <text:h text:style-name="Heading_20_3" text:outline-level="3">For Linux:</text:h>
      <text:p text:style-name="Text_20_body">Check the requirements in the "prerrequisites" section. Each of these packages should be available in any decent GNU/Linux distribution</text:p>
      <text:h text:style-name="Heading_20_3" text:outline-level="3">For Mac:</text:h>
      <text:p text:style-name="Text_20_body">As far as I know, every package is available for Mac. I haven't tested them myself. If you own a Mac and you install PAScual., please report it so that I can fill this.</text:p>
      <text:p text:style-name="Text_20_body"/>
      <text:h text:style-name="Heading_20_2" text:outline-level="2">Basics of the Graphical User Interface</text:h>
      <text:h text:style-name="Heading_20_3" text:outline-level="3">Quick-and-dirty guide:</text:h>
      <text:p text:style-name="Text_20_body">Here are some instructions I wrote in an email. I will polish this, but for the moment it may help:</text:p>
      <text:p text:style-name="Text_20_body"/>
      <text:p text:style-name="Text_20_body">To use PAScual in graphic mode (recommended), launch PAScualGUI.py</text:p>
      <text:p text:style-name="Text_20_body"/>
      <text:p text:style-name="Text_20_body"/>
      <text:p text:style-name="Text_20_body">Regarding to the use. I will put this in the manual ASAP, but here are a few tips:</text:p>
      <text:p text:style-name="Text_20_body">First of all: use the "?" button: by clicking it and then on some elements of the window, you may <text:soft-page-break/>get useful tips.</text:p>
      <text:p text:style-name="Text_20_body"/>
      <text:p text:style-name="Text_20_body">Here is a step-by-step guide to analyse a spectrum (or a set of them) with the GUI interface:</text:p>
      <text:p text:style-name="Text_20_body">1.-Launch PAScualGUI.py. You should get the main window of the program.</text:p>
      <text:p text:style-name="Text_20_body">2.-Load the spectra (File--&gt;Load spectra). You will see them appearing in the "spectra selection" pane on the left. You can select or unselect them using the green square to the left of the name. The parameters will only be set for the spectra that are selected.</text:p>
      <text:p text:style-name="Text_20_body">3.-Set the Region of interest for the fit (you will be prompted when loading). You can type the min and max channels manually or click on the box and then on the graph. If you are using the example data, you can leave it from 0 to 1024.</text:p>
      <text:p text:style-name="Text_20_body">4.-fill the initial guesses for the parameters. Each parameter has a green check icon on its right. Click on it after changing the number to apply this value to every **selected** spectra.</text:p>
      <text:p text:style-name="Text_20_body">The CPI_A_xxx.dat series is a series of artificially generated spectra. The values used for generating them are:</text:p>
      <text:p text:style-name="Text_20_body">For the CPI_A_xxx.dat spectra you can use the following:</text:p>
      <text:p text:style-name="Text_20_body">channel width: 50ps</text:p>
      <text:p text:style-name="Text_20_body">FWHM: 270</text:p>
      <text:p text:style-name="Text_20_body">Background: 100 (you can either type it manually or use the calculator button on its left to estimate the initial guess from the spectrum)</text:p>
      <text:p text:style-name="Text_20_body">offset: 20 (you can either type it manually or use the calculator button on its left to calculate the initial guess from the spectrum)</text:p>
      <text:p text:style-name="Text_20_body">3 components: (I am not totally sure about some values righ now, but you can put anything )</text:p>
      <text:p text:style-name="Text_20_body">lifetimes 125, 400, ~2000 ps </text:p>
      <text:p text:style-name="Text_20_body">intensities: 15, 20, 65 % (but you don't really need to give any initial guess for intensities, just leave the defaults)</text:p>
      <text:p text:style-name="Text_20_body">5.- Make sure you have applied all the parameters. You can see this by looking at the table in the "spectra selection" pane. Everything should be green for the selected spectra (including the name). Note that there is an "Apply all" button on the right bottom corner. If you click on it, the current parameters will be applied to every selected spectrum (it is like clicking all the "apply parameters" together).</text:p>
      <text:p text:style-name="Text_20_body">6.- Now you can go to the "Fitting" tab. On the right you see two panes, one containing "Commands" and the other containing "Sets". In the "sets" You should see one set for each spectrum you loaded (each set containing one spectrum only). This is the case unless you chose a common parameter...</text:p>
      <text:p text:style-name="Text_20_body">The command table shows the commands that will be executed for each set. You can change the commands manually or simply by choosing a predefined fitting mode from a dropdown list just above (by default, you will see "LOCAL-connected". LOCAL-Connected emulates the behaviour of LTv9. It means that the fit will use the faster LOCAL algorithm and that the results from the previous fit will be used for initialising the next fit.</text:p>
      <text:p text:style-name="Text_20_body">7.-Just for the first test, you can leave things as they are and click on the "play" button at the bottom right of this tab. This should launch the fit. And you should see the progress bars running. </text:p>
      <text:p text:style-name="Text_20_body">8.-If everything went ok, you should see the results in the "Results" tab. If the chi2 is in too bad values (maybe infinite), the row should be red.</text:p>
      <text:p text:style-name="Text_20_body"><text:soft-page-break/>9.-Doubleclicking on any cell of the table should show (at the bottom) the residuals of the fit for the spectrum represented in that row.</text:p>
      <text:p text:style-name="Text_20_body">10.-The "Output tab" logs (in text mode) all the results. It is useful for troubleshooting. If you want to report problems, you may want to copy and paste the contents of this window.</text:p>
      <text:p text:style-name="Text_20_body"/>
      <text:p text:style-name="Text_20_body">Finally, about the different Fitting modes available: there are some predefined fitting modes. You can modify them or include your own. They are simply a set of commands to be run for each set of spectra.</text:p>
      <text:p text:style-name="Text_20_body">The commands are:</text:p>
      <text:p text:style-name="Text_20_body">SAVE: saves current value of the parameters (to be later read by LOAD)</text:p>
      <text:p text:style-name="Text_20_body">LOAD: loads previous results saved with SAVE. If SAVE was not run, it does nothing.</text:p>
      <text:p text:style-name="Text_20_body"/>
      <text:p text:style-name="Text_20_body">LOCAL: Performs a local fit.</text:p>
      <text:p text:style-name="Text_20_body">SA: Performs a simulated annealing fit (slower than local).</text:p>
      <text:p text:style-name="Text_20_body">BI: Performs a Bayesian Inference run (even Slower)</text:p>
      <text:p text:style-name="Text_20_body"/>
      <text:p text:style-name="Text_20_body">Note: the behaviour of some of this algorithms can be altered editing the "AdvOpt.py" file, but you can mess things up if you don't know what you are doing.</text:p>
      <text:p text:style-name="Text_20_body"/>
      <text:h text:style-name="Heading_20_3" text:outline-level="3">The Parameters tab (to be written)</text:h>
      <text:h text:style-name="Heading_20_3" text:outline-level="3">The Fitting tab (to be written)</text:h>
      <text:h text:style-name="Heading_20_3" text:outline-level="3">The Results tab (to be written)</text:h>
      <text:h text:style-name="Heading_20_3" text:outline-level="3">The Output tab (to be written)</text:h>
      <text:h text:style-name="Heading_20_3" text:outline-level="3">Loading a spectrum (to be written)</text:h>
      <text:h text:style-name="Heading_20_3" text:outline-level="3">Simulating a spectrum (to be written)</text:h>
      <text:p text:style-name="Text_20_body"/>
      <text:h text:style-name="Heading_20_3" text:outline-level="3">Example 1: fitting a single spectrum. (to be written)</text:h>
      <text:h text:style-name="Heading_20_3" text:outline-level="3">Example 2: Fitting a series of related spectra. (to be written)</text:h>
      <text:h text:style-name="Heading_20_3" text:outline-level="3">Example 3: Use of common parameters. (to be written)</text:h>
      <text:p text:style-name="Text_20_body"/>
      <text:h text:style-name="Heading_20_2" text:outline-level="2"><text:soft-page-break/>Advanced: the text mode user interface.</text:h>
      <text:p text:style-name="P1">To use PAScual in text mode (advanced, you need some familiarity with Python syntax), edit PAScual_Input.py to your needs (better if you do it with the IDLE editor included in the Python distribution) and then launch it (you can do it from IDLE). If you have used Melt, you may find it not too different.</text:p>
      <text:p text:style-name="P1"/>
      <text:p text:style-name="P1"/>
      <text:h text:style-name="Heading_20_2" text:outline-level="2">The mathematics</text:h>
      <text:h text:style-name="Heading_20_3" text:outline-level="3">Model (to be written)</text:h>
      <text:h text:style-name="Heading_20_3" text:outline-level="3">Local Fitting (to be written)</text:h>
      <text:h text:style-name="Heading_20_3" text:outline-level="3">Simulated Annealing (to be written)</text:h>
      <text:h text:style-name="Heading_20_3" text:outline-level="3">MCMC-BI (to be written)</text:h>
      <text:h text:style-name="Heading_20_3" text:outline-level="3">(Rectangular) Tao-Eldrup (to be written)</text:h>
      <text:h text:style-name="Heading_20_2" text:outline-level="2">Things still not implemented</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1" svg:font-family="Albany, sans-serif"/>
    <style:font-face style:name="Arial Unicode MS1" svg:font-family="'Arial Unicode MS'"/>
    <style:font-face style:name="Arial" svg:font-family="Arial, sans-serif"/>
    <style:font-face style:name="Courier New" svg:font-family="'Courier New', monospace"/>
    <style:font-face style:name="HG Mincho Light J1" svg:font-family="'HG Mincho Light J'"/>
    <style:font-face style:name="StarSymbol" svg:font-family="StarSymbol"/>
    <style:font-face style:name="Tahoma1" svg:font-family="Tahoma"/>
    <style:font-face style:name="Courier New1"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paragraph-properties fo:margin-top="0.423cm" fo:margin-bottom="0.21cm"/>
      <style:text-properties style:font-name="Arial" fo:font-size="16pt" fo:font-weight="bold" style:font-name-asian="Arial Unicode MS1" style:font-size-asian="16pt" style:font-weight-asian="bold" style:font-name-complex="Tahoma1"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423cm" fo:margin-bottom="0.21cm"/>
      <style:text-properties style:font-name="Arial" fo:font-size="14pt" fo:font-style="italic" fo:font-weight="bold" style:font-name-asian="HG Mincho Light J1" style:font-size-asian="14pt" style:font-style-asian="italic" style:font-weight-asian="bold" style:font-name-complex="Arial Unicode MS1"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23cm" fo:margin-bottom="0.21cm"/>
      <style:text-properties style:font-name="Arial" fo:font-size="14pt" fo:font-weight="bold" style:font-name-asian="HG Mincho Light J1" style:font-size-asian="14pt" style:font-weight-asian="bold" style:font-name-complex="Arial Unicode MS1"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parent-style-name="Source_20_Text">
      <style:text-properties fo:color="#000080" style:font-name="Courier New" style:text-underline-style="solid" style:text-underline-width="auto" style:text-underline-color="font-color"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Carlos Pascual-Izarra</meta:initial-creator>
    <meta:creation-date>2008-05-19T15:05:24</meta:creation-date>
    <dc:creator>Carlos Pascual-Izarra</dc:creator>
    <dc:date>2008-05-22T15:28:11</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6" meta:paragraph-count="128" meta:word-count="1676" meta:character-count="9520"/>
  </office:meta>
</office:document-meta>
</file>